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float" office:value="-0.081">
            <text:p>-0.081</text:p>
          </table:table-cell>
          <table:table-cell office:value-type="float" office:value="7.82">
            <text:p>7.82</text:p>
          </table:table-cell>
          <table:table-cell/>
          <table:table-cell table:number-matrix-columns-spanned="2" table:number-matrix-rows-spanned="2" table:formula="of:=LINEST([.C2:.C3];[.B2:.B3];1;1)" office:value-type="float" office:value="22.5724637681159">
            <text:p>22.5724637681</text:p>
          </table:table-cell>
          <table:table-cell office:value-type="float" office:value="9.64836956521739">
            <text:p>9.64836956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5">
            <text:p>0.195</text:p>
          </table:table-cell>
          <table:table-cell office:value-type="float" office:value="14.05">
            <text:p>14.05</text:p>
          </table:table-cell>
          <table:table-cell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float" office:value="7.82">
            <text:p>7.82</text:p>
          </table:table-cell>
          <table:table-cell office:value-type="float" office:value="14.05">
            <text:p>14.0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-0.133">
            <text:p>-0.133</text:p>
          </table:table-cell>
          <table:table-cell office:value-type="float" office:value="0.177">
            <text:p>0.177</text:p>
          </table:table-cell>
          <table:table-cell/>
          <table:table-cell office:value-type="float" office:value="7.949">
            <text:p>7.949</text:p>
          </table:table-cell>
          <table:table-cell office:value-type="float" office:value="14.272">
            <text:p>14.272</text:p>
          </table:table-cell>
          <table:table-cell office:value-type="float" office:value="0">
            <text:p>0</text:p>
          </table:table-cell>
          <table:table-cell table:formula="of:=([.F11]-[.E11])/([.C11]-[.B11])" office:value-type="float" office:value="20.3967741935484">
            <text:p>20.3967741935</text:p>
          </table:table-cell>
          <table:table-cell table:formula="of:=[.F11]-[.H11]*[.C11]" office:value-type="float" office:value="10.6617709677419">
            <text:p>10.661770967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199">
            <text:p>-0.199</text:p>
          </table:table-cell>
          <table:table-cell office:value-type="float" office:value="0.129">
            <text:p>0.129</text:p>
          </table:table-cell>
          <table:table-cell/>
          <table:table-cell office:value-type="float" office:value="7.949">
            <text:p>7.949</text:p>
          </table:table-cell>
          <table:table-cell office:value-type="float" office:value="14.272">
            <text:p>14.272</text:p>
          </table:table-cell>
          <table:table-cell office:value-type="float" office:value="1">
            <text:p>1</text:p>
          </table:table-cell>
          <table:table-cell table:formula="of:=([.F12]-[.E12])/([.C12]-[.B12])" office:value-type="float" office:value="19.2774390243902">
            <text:p>19.2774390244</text:p>
          </table:table-cell>
          <table:table-cell table:formula="of:=[.F12]-[.H12]*[.C12]" office:value-type="float" office:value="11.7852103658537">
            <text:p>11.785210365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0.144">
            <text:p>-0.144</text:p>
          </table:table-cell>
          <table:table-cell office:value-type="float" office:value="0.198">
            <text:p>0.198</text:p>
          </table:table-cell>
          <table:table-cell/>
          <table:table-cell office:value-type="float" office:value="7.949">
            <text:p>7.949</text:p>
          </table:table-cell>
          <table:table-cell office:value-type="float" office:value="14.272">
            <text:p>14.272</text:p>
          </table:table-cell>
          <table:table-cell office:value-type="float" office:value="2">
            <text:p>2</text:p>
          </table:table-cell>
          <table:table-cell table:formula="of:=([.F13]-[.E13])/([.C13]-[.B13])" office:value-type="float" office:value="18.4883040935673">
            <text:p>18.4883040936</text:p>
          </table:table-cell>
          <table:table-cell table:formula="of:=[.F13]-[.H13]*[.C13]" office:value-type="float" office:value="10.6113157894737">
            <text:p>10.61131578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0.208">
            <text:p>-0.208</text:p>
          </table:table-cell>
          <table:table-cell office:value-type="float" office:value="0.124">
            <text:p>0.124</text:p>
          </table:table-cell>
          <table:table-cell/>
          <table:table-cell office:value-type="float" office:value="7.949">
            <text:p>7.949</text:p>
          </table:table-cell>
          <table:table-cell office:value-type="float" office:value="14.272">
            <text:p>14.272</text:p>
          </table:table-cell>
          <table:table-cell office:value-type="float" office:value="3">
            <text:p>3</text:p>
          </table:table-cell>
          <table:table-cell table:formula="of:=([.F14]-[.E14])/([.C14]-[.B14])" office:value-type="float" office:value="19.0451807228916">
            <text:p>19.0451807229</text:p>
          </table:table-cell>
          <table:table-cell table:formula="of:=[.F14]-[.H14]*[.C14]" office:value-type="float" office:value="11.9103975903614">
            <text:p>11.910397590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0.207">
            <text:p>-0.207</text:p>
          </table:table-cell>
          <table:table-cell office:value-type="float" office:value="0.116">
            <text:p>0.116</text:p>
          </table:table-cell>
          <table:table-cell/>
          <table:table-cell office:value-type="float" office:value="7.949">
            <text:p>7.949</text:p>
          </table:table-cell>
          <table:table-cell office:value-type="float" office:value="14.272">
            <text:p>14.272</text:p>
          </table:table-cell>
          <table:table-cell office:value-type="float" office:value="4">
            <text:p>4</text:p>
          </table:table-cell>
          <table:table-cell table:formula="of:=([.F15]-[.E15])/([.C15]-[.B15])" office:value-type="float" office:value="19.5758513931889">
            <text:p>19.5758513932</text:p>
          </table:table-cell>
          <table:table-cell table:formula="of:=[.F15]-[.H15]*[.C15]" office:value-type="float" office:value="12.0012012383901">
            <text:p>12.001201238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0.136">
            <text:p>-0.136</text:p>
          </table:table-cell>
          <table:table-cell office:value-type="float" office:value="0.199">
            <text:p>0.199</text:p>
          </table:table-cell>
          <table:table-cell/>
          <table:table-cell office:value-type="float" office:value="7.949">
            <text:p>7.949</text:p>
          </table:table-cell>
          <table:table-cell office:value-type="float" office:value="14.272">
            <text:p>14.272</text:p>
          </table:table-cell>
          <table:table-cell office:value-type="float" office:value="5">
            <text:p>5</text:p>
          </table:table-cell>
          <table:table-cell table:formula="of:=([.F16]-[.E16])/([.C16]-[.B16])" office:value-type="float" office:value="18.8746268656716">
            <text:p>18.8746268657</text:p>
          </table:table-cell>
          <table:table-cell table:formula="of:=[.F16]-[.H16]*[.C16]" office:value-type="float" office:value="10.5159492537313">
            <text:p>10.515949253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0.071">
            <text:p>-0.071</text:p>
          </table:table-cell>
          <table:table-cell office:value-type="float" office:value="0.223">
            <text:p>0.223</text:p>
          </table:table-cell>
          <table:table-cell/>
          <table:table-cell office:value-type="float" office:value="8.502">
            <text:p>8.502</text:p>
          </table:table-cell>
          <table:table-cell office:value-type="float" office:value="14.659">
            <text:p>14.659</text:p>
          </table:table-cell>
          <table:table-cell office:value-type="float" office:value="7">
            <text:p>7</text:p>
          </table:table-cell>
          <table:table-cell table:formula="of:=([.F17]-[.E17])/([.C17]-[.B17])" office:value-type="float" office:value="20.9421768707483">
            <text:p>20.9421768707</text:p>
          </table:table-cell>
          <table:table-cell table:formula="of:=[.F17]-[.H17]*[.C17]" office:value-type="float" office:value="9.98889455782313">
            <text:p>9.988894557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0.095">
            <text:p>-0.095</text:p>
          </table:table-cell>
          <table:table-cell office:value-type="float" office:value="0.178">
            <text:p>0.178</text:p>
          </table:table-cell>
          <table:table-cell/>
          <table:table-cell office:value-type="float" office:value="8.502">
            <text:p>8.502</text:p>
          </table:table-cell>
          <table:table-cell office:value-type="float" office:value="14.659">
            <text:p>14.659</text:p>
          </table:table-cell>
          <table:table-cell office:value-type="float" office:value="8">
            <text:p>8</text:p>
          </table:table-cell>
          <table:table-cell table:formula="of:=([.F18]-[.E18])/([.C18]-[.B18])" office:value-type="float" office:value="22.5531135531136">
            <text:p>22.5531135531</text:p>
          </table:table-cell>
          <table:table-cell table:formula="of:=[.F18]-[.H18]*[.C18]" office:value-type="float" office:value="10.6445457875458">
            <text:p>10.644545787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0.081">
            <text:p>-0.081</text:p>
          </table:table-cell>
          <table:table-cell office:value-type="float" office:value="0.195">
            <text:p>0.195</text:p>
          </table:table-cell>
          <table:table-cell/>
          <table:table-cell office:value-type="float" office:value="8.502">
            <text:p>8.502</text:p>
          </table:table-cell>
          <table:table-cell office:value-type="float" office:value="14.659">
            <text:p>14.659</text:p>
          </table:table-cell>
          <table:table-cell office:value-type="float" office:value="9">
            <text:p>9</text:p>
          </table:table-cell>
          <table:table-cell table:formula="of:=([.F19]-[.E19])/([.C19]-[.B19])" office:value-type="float" office:value="22.3079710144928">
            <text:p>22.3079710145</text:p>
          </table:table-cell>
          <table:table-cell table:formula="of:=[.F19]-[.H19]*[.C19]" office:value-type="float" office:value="10.3089456521739">
            <text:p>10.308945652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0.037">
            <text:p>-0.037</text:p>
          </table:table-cell>
          <table:table-cell office:value-type="float" office:value="0.246">
            <text:p>0.246</text:p>
          </table:table-cell>
          <table:table-cell/>
          <table:table-cell office:value-type="float" office:value="8.502">
            <text:p>8.502</text:p>
          </table:table-cell>
          <table:table-cell office:value-type="float" office:value="14.659">
            <text:p>14.659</text:p>
          </table:table-cell>
          <table:table-cell office:value-type="float" office:value="10">
            <text:p>10</text:p>
          </table:table-cell>
          <table:table-cell table:formula="of:=([.F20]-[.E20])/([.C20]-[.B20])" office:value-type="float" office:value="21.756183745583">
            <text:p>21.7561837456</text:p>
          </table:table-cell>
          <table:table-cell table:formula="of:=[.F20]-[.H20]*[.C20]" office:value-type="float" office:value="9.30697879858657">
            <text:p>9.306978798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-0.122">
            <text:p>-0.122</text:p>
          </table:table-cell>
          <table:table-cell office:value-type="float" office:value="0.177">
            <text:p>0.177</text:p>
          </table:table-cell>
          <table:table-cell/>
          <table:table-cell office:value-type="float" office:value="8.502">
            <text:p>8.502</text:p>
          </table:table-cell>
          <table:table-cell office:value-type="float" office:value="14.659">
            <text:p>14.659</text:p>
          </table:table-cell>
          <table:table-cell office:value-type="float" office:value="11">
            <text:p>11</text:p>
          </table:table-cell>
          <table:table-cell table:formula="of:=([.F21]-[.E21])/([.C21]-[.B21])" office:value-type="float" office:value="20.5919732441472">
            <text:p>20.5919732441</text:p>
          </table:table-cell>
          <table:table-cell table:formula="of:=[.F21]-[.H21]*[.C21]" office:value-type="float" office:value="11.014220735786">
            <text:p>11.014220735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0.062">
            <text:p>-0.062</text:p>
          </table:table-cell>
          <table:table-cell office:value-type="float" office:value="0.2">
            <text:p>0.2</text:p>
          </table:table-cell>
          <table:table-cell/>
          <table:table-cell office:value-type="float" office:value="8.502">
            <text:p>8.502</text:p>
          </table:table-cell>
          <table:table-cell office:value-type="float" office:value="14.659">
            <text:p>14.659</text:p>
          </table:table-cell>
          <table:table-cell office:value-type="float" office:value="13">
            <text:p>13</text:p>
          </table:table-cell>
          <table:table-cell table:formula="of:=([.F22]-[.E22])/([.C22]-[.B22])" office:value-type="float" office:value="23.5">
            <text:p>23.5</text:p>
          </table:table-cell>
          <table:table-cell table:formula="of:=[.F22]-[.H22]*[.C22]" office:value-type="float" office:value="9.959">
            <text:p>9.95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0.106">
            <text:p>-0.106</text:p>
          </table:table-cell>
          <table:table-cell office:value-type="float" office:value="0.187">
            <text:p>0.187</text:p>
          </table:table-cell>
          <table:table-cell/>
          <table:table-cell office:value-type="float" office:value="8.502">
            <text:p>8.502</text:p>
          </table:table-cell>
          <table:table-cell office:value-type="float" office:value="14.659">
            <text:p>14.659</text:p>
          </table:table-cell>
          <table:table-cell office:value-type="float" office:value="14">
            <text:p>14</text:p>
          </table:table-cell>
          <table:table-cell table:formula="of:=([.F23]-[.E23])/([.C23]-[.B23])" office:value-type="float" office:value="21.0136518771331">
            <text:p>21.0136518771</text:p>
          </table:table-cell>
          <table:table-cell table:formula="of:=[.F23]-[.H23]*[.C23]" office:value-type="float" office:value="10.7294470989761">
            <text:p>10.72944709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0.112">
            <text:p>-0.112</text:p>
          </table:table-cell>
          <table:table-cell office:value-type="float" office:value="0.17">
            <text:p>0.17</text:p>
          </table:table-cell>
          <table:table-cell/>
          <table:table-cell office:value-type="float" office:value="8.502">
            <text:p>8.502</text:p>
          </table:table-cell>
          <table:table-cell office:value-type="float" office:value="14.659">
            <text:p>14.659</text:p>
          </table:table-cell>
          <table:table-cell office:value-type="float" office:value="15">
            <text:p>15</text:p>
          </table:table-cell>
          <table:table-cell table:formula="of:=([.F24]-[.E24])/([.C24]-[.B24])" office:value-type="float" office:value="21.8333333333333">
            <text:p>21.8333333333</text:p>
          </table:table-cell>
          <table:table-cell table:formula="of:=[.F24]-[.H24]*[.C24]" office:value-type="float" office:value="10.9473333333333">
            <text:p>10.94733333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0.078">
            <text:p>-0.078</text:p>
          </table:table-cell>
          <table:table-cell office:value-type="float" office:value="0.184">
            <text:p>0.184</text:p>
          </table:table-cell>
          <table:table-cell/>
          <table:table-cell office:value-type="float" office:value="8.502">
            <text:p>8.502</text:p>
          </table:table-cell>
          <table:table-cell office:value-type="float" office:value="14.659">
            <text:p>14.659</text:p>
          </table:table-cell>
          <table:table-cell office:value-type="float" office:value="16">
            <text:p>16</text:p>
          </table:table-cell>
          <table:table-cell table:formula="of:=([.F25]-[.E25])/([.C25]-[.B25])" office:value-type="float" office:value="23.5">
            <text:p>23.5</text:p>
          </table:table-cell>
          <table:table-cell table:formula="of:=[.F25]-[.H25]*[.C25]" office:value-type="float" office:value="10.335">
            <text:p>10.33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0.17">
            <text:p>-0.17</text:p>
          </table:table-cell>
          <table:table-cell office:value-type="float" office:value="0.142">
            <text:p>0.142</text:p>
          </table:table-cell>
          <table:table-cell/>
          <table:table-cell office:value-type="float" office:value="8.502">
            <text:p>8.502</text:p>
          </table:table-cell>
          <table:table-cell office:value-type="float" office:value="14.659">
            <text:p>14.659</text:p>
          </table:table-cell>
          <table:table-cell office:value-type="float" office:value="17">
            <text:p>17</text:p>
          </table:table-cell>
          <table:table-cell table:formula="of:=([.F26]-[.E26])/([.C26]-[.B26])" office:value-type="float" office:value="19.7339743589744">
            <text:p>19.733974359</text:p>
          </table:table-cell>
          <table:table-cell table:formula="of:=[.F26]-[.H26]*[.C26]" office:value-type="float" office:value="11.8567756410256">
            <text:p>11.85677564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0.123">
            <text:p>-0.123</text:p>
          </table:table-cell>
          <table:table-cell office:value-type="float" office:value="0.195">
            <text:p>0.195</text:p>
          </table:table-cell>
          <table:table-cell/>
          <table:table-cell office:value-type="float" office:value="8.502">
            <text:p>8.502</text:p>
          </table:table-cell>
          <table:table-cell office:value-type="float" office:value="14.659">
            <text:p>14.659</text:p>
          </table:table-cell>
          <table:table-cell office:value-type="float" office:value="18">
            <text:p>18</text:p>
          </table:table-cell>
          <table:table-cell table:formula="of:=([.F27]-[.E27])/([.C27]-[.B27])" office:value-type="float" office:value="19.3616352201258">
            <text:p>19.3616352201</text:p>
          </table:table-cell>
          <table:table-cell table:formula="of:=[.F27]-[.H27]*[.C27]" office:value-type="float" office:value="10.8834811320755">
            <text:p>10.883481132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0.186">
            <text:p>-0.186</text:p>
          </table:table-cell>
          <table:table-cell office:value-type="float" office:value="0.114">
            <text:p>0.114</text:p>
          </table:table-cell>
          <table:table-cell/>
          <table:table-cell office:value-type="float" office:value="7.949">
            <text:p>7.949</text:p>
          </table:table-cell>
          <table:table-cell office:value-type="float" office:value="14.272">
            <text:p>14.272</text:p>
          </table:table-cell>
          <table:table-cell office:value-type="float" office:value="19">
            <text:p>19</text:p>
          </table:table-cell>
          <table:table-cell table:formula="of:=([.F28]-[.E28])/([.C28]-[.B28])" office:value-type="float" office:value="21.0766666666667">
            <text:p>21.0766666667</text:p>
          </table:table-cell>
          <table:table-cell table:formula="of:=[.F28]-[.H28]*[.C28]" office:value-type="float" office:value="11.86926">
            <text:p>11.869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0.226">
            <text:p>-0.226</text:p>
          </table:table-cell>
          <table:table-cell office:value-type="float" office:value="0.079">
            <text:p>0.079</text:p>
          </table:table-cell>
          <table:table-cell/>
          <table:table-cell office:value-type="float" office:value="7.949">
            <text:p>7.949</text:p>
          </table:table-cell>
          <table:table-cell office:value-type="float" office:value="14.272">
            <text:p>14.272</text:p>
          </table:table-cell>
          <table:table-cell office:value-type="float" office:value="20">
            <text:p>20</text:p>
          </table:table-cell>
          <table:table-cell table:formula="of:=([.F29]-[.E29])/([.C29]-[.B29])" office:value-type="float" office:value="20.7311475409836">
            <text:p>20.731147541</text:p>
          </table:table-cell>
          <table:table-cell table:formula="of:=[.F29]-[.H29]*[.C29]" office:value-type="float" office:value="12.6342393442623">
            <text:p>12.634239344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0.185">
            <text:p>-0.185</text:p>
          </table:table-cell>
          <table:table-cell office:value-type="float" office:value="0.142">
            <text:p>0.142</text:p>
          </table:table-cell>
          <table:table-cell/>
          <table:table-cell office:value-type="float" office:value="7.949">
            <text:p>7.949</text:p>
          </table:table-cell>
          <table:table-cell office:value-type="float" office:value="14.272">
            <text:p>14.272</text:p>
          </table:table-cell>
          <table:table-cell office:value-type="float" office:value="21">
            <text:p>21</text:p>
          </table:table-cell>
          <table:table-cell table:formula="of:=([.F30]-[.E30])/([.C30]-[.B30])" office:value-type="float" office:value="19.3363914373089">
            <text:p>19.3363914373</text:p>
          </table:table-cell>
          <table:table-cell table:formula="of:=[.F30]-[.H30]*[.C30]" office:value-type="float" office:value="11.5262324159021">
            <text:p>11.526232415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0.196">
            <text:p>-0.196</text:p>
          </table:table-cell>
          <table:table-cell office:value-type="float" office:value="0.115">
            <text:p>0.115</text:p>
          </table:table-cell>
          <table:table-cell/>
          <table:table-cell office:value-type="float" office:value="7.949">
            <text:p>7.949</text:p>
          </table:table-cell>
          <table:table-cell office:value-type="float" office:value="14.272">
            <text:p>14.272</text:p>
          </table:table-cell>
          <table:table-cell office:value-type="float" office:value="22">
            <text:p>22</text:p>
          </table:table-cell>
          <table:table-cell table:formula="of:=([.F31]-[.E31])/([.C31]-[.B31])" office:value-type="float" office:value="20.3311897106109">
            <text:p>20.3311897106</text:p>
          </table:table-cell>
          <table:table-cell table:formula="of:=[.F31]-[.H31]*[.C31]" office:value-type="float" office:value="11.9339131832797">
            <text:p>11.933913183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0.147">
            <text:p>-0.147</text:p>
          </table:table-cell>
          <table:table-cell office:value-type="float" office:value="0.173">
            <text:p>0.173</text:p>
          </table:table-cell>
          <table:table-cell/>
          <table:table-cell office:value-type="float" office:value="7.949">
            <text:p>7.949</text:p>
          </table:table-cell>
          <table:table-cell office:value-type="float" office:value="14.272">
            <text:p>14.272</text:p>
          </table:table-cell>
          <table:table-cell office:value-type="float" office:value="23">
            <text:p>23</text:p>
          </table:table-cell>
          <table:table-cell table:formula="of:=([.F32]-[.E32])/([.C32]-[.B32])" office:value-type="float" office:value="19.759375">
            <text:p>19.759375</text:p>
          </table:table-cell>
          <table:table-cell table:formula="of:=[.F32]-[.H32]*[.C32]" office:value-type="float" office:value="10.853628125">
            <text:p>10.853628125</text:p>
          </table:table-cell>
        </table:table-row>
        <table:table-row table:style-name="ro2" table:number-rows-repeated="1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ker</meta:initial-creator>
    <meta:creation-date>2016-03-03T11:31:04</meta:creation-date>
    <dc:date>2016-03-04T10:30:06</dc:date>
    <dc:creator>Parker</dc:creator>
    <meta:editing-duration>PT2H10M45S</meta:editing-duration>
    <meta:editing-cycles>2</meta:editing-cycles>
    <meta:generator>LibreOffice/3.5$Linux_x86 LibreOffice_project/350m1$Build-2</meta:generator>
    <meta:document-statistic meta:table-count="3" meta:cell-count="186" meta:object-count="0"/>
  </office:meta>
</office:document-meta>
</file>